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FactoryTests.modelAttributeMethodWithNull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Facto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FactoryTests.updateModelSessionAttributesSa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FactoryTests.modelAttributeMethodWithExplici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modelAttr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FactoryTests.modelAttributeFromSessionWithBinding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FactoryTests.sessionAttribute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FactoryTests.createModelFactory(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FactoryTests.modelAttributeMethodWithNameBy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FactoryTests.updateModelWhenRedirec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delFactoryTests.createHandlerMethod( String methodName , Class &lt; ? &gt; ... param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FactoryTests.modelAttribu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handleSessionAttr( @ ModelAttribute ( "sessionAttr" ) String session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FactoryTests.modelAttributeWithBinding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oller.modelAttrWith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modelAttr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FactoryTests.sess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FactoryTests.updateModelSessionAttributesRemo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delFactoryTests.updateModelBinding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Controller.nullModel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modelAttrWithBinding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